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4.79pt"/>
    </style:style>
    <style:style style:name="co2" style:family="table-column">
      <style:table-column-properties fo:break-before="auto" style:column-width="227.71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138.16pt"/>
    </style:style>
    <style:style style:name="co5" style:family="table-column">
      <style:table-column-properties fo:break-before="auto" style:column-width="135.8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3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pt"/>
      <style:text-properties style:text-underline-style="none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9" table:default-cell-style-name="ce7"/>
        <table:table-row table:style-name="ro1">
          <table:table-cell table:style-name="ce1" office:value-type="string" calcext:value-type="string">
            <text:p>Task title</text:p>
          </table:table-cell>
          <table:table-cell table:style-name="ce1" office:value-type="string" calcext:value-type="string">
            <text:p>Modules</text:p>
          </table:table-cell>
          <table:table-cell table:style-name="ce1" office:value-type="string" calcext:value-type="string">
            <text:p>Expected complexity</text:p>
          </table:table-cell>
          <table:table-cell table:style-name="ce1" office:value-type="string" calcext:value-type="string">
            <text:p>Hours required</text:p>
          </table:table-cell>
          <table:table-cell table:style-name="ce1" office:value-type="string" calcext:value-type="string">
            <text:p>% Complet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cess a single record</text:p>
          </table:table-cell>
          <table:table-cell table:style-name="ce5" office:value-type="string" calcext:value-type="string">
            <text:p>CDRProcessor, Processor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ccumulate a single record</text:p>
          </table:table-cell>
          <table:table-cell table:style-name="ce5" office:value-type="string" calcext:value-type="string">
            <text:p>CDRProcessor, Accumulator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nsmit record from Feeder to CDRProcessor</text:p>
          </table:table-cell>
          <table:table-cell table:style-name="ce5" office:value-type="string" calcext:value-type="string">
            <text:p>Feeder, FeederClient, Transmitter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percentage" office:value="0.8" calcext:value-type="percentage">
            <text:p>80.00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DRProcessor receive record from Feeder</text:p>
          </table:table-cell>
          <table:table-cell table:style-name="ce6" office:value-type="string" calcext:value-type="string">
            <text:p>CDRProcessor, FeederServer, Receiver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percentage" office:value="0.4" calcext:value-type="percentage">
            <text:p>40.00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cess multiple records</text:p>
          </table:table-cell>
          <table:table-cell table:style-name="ce6" office:value-type="string" calcext:value-type="string">
            <text:p>CDRProcessor, Processor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percentage" office:value="0" calcext:value-type="percentage">
            <text:p>0.00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ccumulate multiple records</text:p>
          </table:table-cell>
          <table:table-cell table:style-name="ce6" office:value-type="string" calcext:value-type="string">
            <text:p>CDRProcessor, Accumulator, Container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10" office:value-type="percentage" office:value="0" calcext:value-type="percentage">
            <text:p>0.00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ead CDR data from file</text:p>
          </table:table-cell>
          <table:table-cell table:style-name="ce6" office:value-type="string" calcext:value-type="string">
            <text:p>Feeder, FileManager, Reader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percentage" office:value="0" calcext:value-type="percentage">
            <text:p>0.00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arse CDR data into Msg</text:p>
          </table:table-cell>
          <table:table-cell table:style-name="ce6" office:value-type="string" calcext:value-type="string">
            <text:p>Feeder, Parser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percentage" office:value="0.15" calcext:value-type="percentage">
            <text:p>15.00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end command from UI to run</text:p>
          </table:table-cell>
          <table:table-cell table:style-name="ce6" office:value-type="string" calcext:value-type="string">
            <text:p>UI, UIClient, CDRProcessor, Feeder, UIServer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percentage" office:value="0.1" calcext:value-type="percentage">
            <text:p>10.00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end command from UI to print report to screen</text:p>
          </table:table-cell>
          <table:table-cell table:style-name="ce6" office:value-type="string" calcext:value-type="string">
            <text:p>UI, Accumulator, ExportManager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percentage" office:value="0" calcext:value-type="percentage">
            <text:p>0.00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end command from UI to produce report file</text:p>
          </table:table-cell>
          <table:table-cell table:style-name="ce6" office:value-type="string" calcext:value-type="string">
            <text:p>UI, Accumulator, ExportManager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percentage" office:value="0" calcext:value-type="percentage">
            <text:p>0.00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etect a new CDR file in ‘Working’ directory</text:p>
          </table:table-cell>
          <table:table-cell table:style-name="ce6" office:value-type="string" calcext:value-type="string">
            <text:p>Feeder, FileManager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percentage" office:value="0" calcext:value-type="percentage">
            <text:p>0.00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ove finished CDR file from ‘Working’ to ‘Done’</text:p>
          </table:table-cell>
          <table:table-cell table:style-name="ce6" office:value-type="string" calcext:value-type="string">
            <text:p>Feeder, FileManager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percentage" office:value="0" calcext:value-type="percentage">
            <text:p>0.00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rocess records with multithreads</text:p>
          </table:table-cell>
          <table:table-cell table:style-name="ce6" office:value-type="string" calcext:value-type="string">
            <text:p>CDRProcessor, Processor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10" office:value-type="percentage" office:value="0" calcext:value-type="percentage">
            <text:p>0.00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ccumulate records with multithreads</text:p>
          </table:table-cell>
          <table:table-cell table:style-name="ce6" office:value-type="string" calcext:value-type="string">
            <text:p>CDRProcessor, Accumulator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10" office:value-type="percentage" office:value="0" calcext:value-type="percentage">
            <text:p>0.00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end print commands using SIGUSR1, SIGUSR2</text:p>
          </table:table-cell>
          <table:table-cell table:style-name="ce6" office:value-type="string" calcext:value-type="string">
            <text:p>UI, CDRProcessor, ExportManager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10" office:value-type="percentage" office:value="0" calcext:value-type="percentage">
            <text:p>0.00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reate Random CDR generator to runtime storage</text:p>
          </table:table-cell>
          <table:table-cell table:style-name="ce6" office:value-type="string" calcext:value-type="string">
            <text:p>CDRGenerator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percentage" office:value="0.1" calcext:value-type="percentage">
            <text:p>10.00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reate random CDR file generator</text:p>
          </table:table-cell>
          <table:table-cell table:style-name="ce6" office:value-type="string" calcext:value-type="string">
            <text:p>CDRGenerator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percentage" office:value="0.1" calcext:value-type="percentage">
            <text:p>10.00%</text:p>
          </table:table-cell>
          <table:table-cell table:number-columns-repeated="1019"/>
        </table:table-row>
        <table:table-row table:style-name="ro1" table:number-rows-repeated="2">
          <table:table-cell table:style-name="ce3"/>
          <table:table-cell table:style-name="ce6" table:number-columns-repeated="2"/>
          <table:table-cell table:style-name="ce5" table:number-columns-repeated="2"/>
          <table:table-cell table:number-columns-repeated="1019"/>
        </table:table-row>
        <table:table-row table:style-name="ro1" table:number-rows-repeated="3">
          <table:table-cell table:style-name="ce2"/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6"/>
          <table:table-cell table:style-name="ce5" table:number-columns-repeated="3"/>
          <table:table-cell table:number-columns-repeated="1019"/>
        </table:table-row>
        <table:table-row table:style-name="ro1" table:number-rows-repeated="4">
          <table:table-cell table:style-name="ce2"/>
          <table:table-cell table:style-name="ce5" table:number-columns-repeated="4"/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 style:data-style-name="N2" text:time-value="10:05:54.736021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07:53:44.578458014</meta:creation-date>
    <dc:date>2017-09-13T10:27:54.472141923</dc:date>
    <meta:editing-duration>PT37M42S</meta:editing-duration>
    <meta:editing-cycles>7</meta:editing-cycles>
    <meta:generator>LibreOffice/5.1.6.2$Linux_x86 LibreOffice_project/10m0$Build-2</meta:generator>
    <meta:document-statistic meta:table-count="1" meta:cell-count="95" meta:object-count="0"/>
  </office:meta>
</office:document-meta>
</file>